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'Accord Social Networking Platform Specification</text:p>
      <text:p text:style-name="P2"/>
      <text:p text:style-name="P2">Contents:</text:p>
      <text:p text:style-name="P2"/>
      <text:list xml:id="list43674768" text:style-name="L1">
        <text:list-item>
          <text:p text:style-name="P3">Introduction</text:p>
        </text:list-item>
        <text:list-item>
          <text:p text:style-name="P3">Standards</text:p>
        </text:list-item>
        <text:list-item>
          <text:p text:style-name="P3">Features</text:p>
        </text:list-item>
      </text:list>
      <text:list xml:id="list43676893" text:style-name="L2">
        <text:list-item>
          <text:p text:style-name="P4">Profile</text:p>
        </text:list-item>
        <text:list-item>
          <text:p text:style-name="P4">"Wall"</text:p>
        </text:list-item>
        <text:list-item>
          <text:p text:style-name="P4">Friends and Circles</text:p>
        </text:list-item>
        <text:list-item>
          <text:p text:style-name="P4">Subscriptions</text:p>
        </text:list-item>
        <text:list-item>
          <text:p text:style-name="P4">Blogs</text:p>
        </text:list-item>
        <text:list-item>
          <text:p text:style-name="P4">Media and Albums</text:p>
        </text:list-item>
        <text:list-item>
          <text:p text:style-name="P4">Text Chat</text:p>
        </text:list-item>
        <text:list-item>
          <text:p text:style-name="P4">Messaging</text:p>
        </text:list-item>
        <text:list-item>
          <text:p text:style-name="P4">Events</text:p>
        </text:list-item>
        <text:list-item>
          <text:p text:style-name="P4">Pages</text:p>
        </text:list-item>
        <text:list-item>
          <text:p text:style-name="P4">Groups</text:p>
        </text:list-item>
        <text:list-item>
          <text:p text:style-name="P4">OpenSocial Apps</text:p>
        </text:list-item>
      </text:list>
      <text:list xml:id="list32384607" text:continue-list="list43674768" text:style-name="L1">
        <text:list-item>
          <text:p text:style-name="P3">REST API</text:p>
        </text:list-item>
      </text:list>
      <text:list xml:id="list32404329" text:continue-list="list43676893" text:style-name="L2">
        <text:list-item>
          <text:p text:style-name="P4">Overview</text:p>
        </text:list-item>
        <text:list-item>
          <text:p text:style-name="P4">JSON Response Structure</text:p>
        </text:list-item>
        <text:list-item>
          <text:p text:style-name="P4">Inter-Site Communication</text:p>
        </text:list-item>
        <text:list-item>
          <text:p text:style-name="P4">Friend Interaction</text:p>
        </text:list-item>
        <text:list-item>
          <text:p text:style-name="P4">Events, Pages and Groups Interaction</text:p>
        </text:list-item>
        <text:list-item>
          <text:p text:style-name="P4">Messaging API</text:p>
        </text:list-item>
        <text:list-item>
          <text:p text:style-name="P4">Profile Management</text:p>
        </text:list-item>
        <text:list-item>
          <text:p text:style-name="P4">Media and Album Management</text:p>
        </text:list-item>
        <text:list-item>
          <text:p text:style-name="P4">Event Management</text:p>
        </text:list-item>
        <text:list-item>
          <text:p text:style-name="P4">Page Management</text:p>
        </text:list-item>
        <text:list-item>
          <text:p text:style-name="P4">Group Management</text:p>
        </text:list-item>
      </text:list>
      <text:p text:style-name="P5">Introduction</text:p>
      <text:p text:style-name="P5">REST API</text:p>
      <text:p text:style-name="P2"/>
      <text:p text:style-name="P2">Introduction</text:p>
      <text:p text:style-name="P2"/>
      <text:p text:style-name="P2"/>
      <text:p text:style-name="P2">JSON Response Format and Structure</text:p>
      <text:p text:style-name="P2"/>
      <text:p text:style-name="P2">{"success":boolean,</text:p>
      <text:p text:style-name="P2">"error":boolean,</text:p>
      <text:p text:style-name="P2"><text:s text:c="2"/>"errorData":{"code":123,</text:p>
      <text:p text:style-name="P2"><text:s text:c="4"/>"message":"simple error message string intended for end user",</text:p>
      <text:p text:style-name="P2"><text:s text:c="4"/>"details":"optional detailed error string intended for developers should go to javascript</text:p>
      <text:p text:style-name="P2"><text:s text:c="8"/>console and not the browser window",</text:p>
      <text:p text:style-name="P2"><text:s text:c="4"/>"trace":"optional stack trace or equivalent error diagnostic report, should go to javascript</text:p>
      <text:p text:style-name="P2"><text:s text:c="8"/>console and not the browser window"},"</text:p>
      <text:p text:style-name="P2">dataType":text/html/number/json-object/json-array,</text:p>
      <text:p text:style-name="P2">"data":"text or HTML"/{"json":"object"}/["json","array"],</text:p>
      <text:p text:style-name="P2">"responseSent":{"timestamp":1348934441,</text:p>
      <text:p text:style-name="P2"><text:s text:c="4"/>"formattedDate":"Saturday, September 9<text:span text:style-name="T2">th</text:span>, 2012"}</text:p>
      <text:p text:style-name="P2">"debug":"optional debug message, should go to javascript console and not the browser"}</text:p>
      <text:p text:style-name="P2"/>
      <text:p text:style-name="P2">JSON Response primary fields:</text:p>
      <text:p text:style-name="P2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Heading">Property Name</text:p>
          </table:table-cell>
          <table:table-cell table:style-name="Table1.A1" office:value-type="string">
            <text:p text:style-name="Table_20_Heading">Required/Optional</text:p>
          </table:table-cell>
          <table:table-cell table:style-name="Table1.A1" office:value-type="string">
            <text:p text:style-name="Table_20_Heading">Description</text:p>
          </table:table-cell>
          <table:table-cell table:style-name="Table1.D1" office:value-type="string">
            <text:p text:style-name="Table_20_Heading">Data Types</text:p>
          </table:table-cell>
        </table:table-row>
        <table:table-row>
          <table:table-cell table:style-name="Table1.A2" office:value-type="string">
            <text:p text:style-name="P6">success</text:p>
          </table:table-cell>
          <table:table-cell table:style-name="Table1.A2" office:value-type="string">
            <text:p text:style-name="P6">Required</text:p>
          </table:table-cell>
          <table:table-cell table:style-name="Table1.A2" office:value-type="string">
            <text:p text:style-name="P6">Indicates if the request was sucessfull</text:p>
          </table:table-cell>
          <table:table-cell table:style-name="Table1.D2" office:value-type="string">
            <text:p text:style-name="P6">Boolean</text:p>
          </table:table-cell>
        </table:table-row>
        <table:table-row>
          <table:table-cell table:style-name="Table1.A2" office:value-type="string">
            <text:p text:style-name="P6">error</text:p>
          </table:table-cell>
          <table:table-cell table:style-name="Table1.A2" office:value-type="string">
            <text:p text:style-name="P6">Required</text:p>
          </table:table-cell>
          <table:table-cell table:style-name="Table1.A2" office:value-type="string">
            <text:p text:style-name="P6">Indicates if an error occurred.</text:p>
          </table:table-cell>
          <table:table-cell table:style-name="Table1.D2" office:value-type="string">
            <text:p text:style-name="P6">Boolean</text:p>
          </table:table-cell>
        </table:table-row>
        <table:table-row>
          <table:table-cell table:style-name="Table1.A2" office:value-type="string">
            <text:p text:style-name="P6">errorData</text:p>
          </table:table-cell>
          <table:table-cell table:style-name="Table1.A2" office:value-type="string">
            <text:p text:style-name="P6">Optional</text:p>
          </table:table-cell>
          <table:table-cell table:style-name="Table1.A2" office:value-type="string">
            <text:p text:style-name="P6">Used only if an error has occurred.</text:p>
          </table:table-cell>
          <table:table-cell table:style-name="Table1.D2" office:value-type="string">
            <text:p text:style-name="P6">JSON Object</text:p>
          </table:table-cell>
        </table:table-row>
        <table:table-row>
          <table:table-cell table:style-name="Table1.A2" office:value-type="string">
            <text:p text:style-name="P6">dataType</text:p>
          </table:table-cell>
          <table:table-cell table:style-name="Table1.A2" office:value-type="string">
            <text:p text:style-name="P6">Required</text:p>
          </table:table-cell>
          <table:table-cell table:style-name="Table1.A2" office:value-type="string">
            <text:p text:style-name="P6">Indicates the type of data stored in the data property. Valid types are: "t<text:span text:style-name="T3">ext:,"html","number","json-object","json-array". Although the type can be any one of these values, the data property can still be set to null.</text:span></text:p>
          </table:table-cell>
          <table:table-cell table:style-name="Table1.D2" office:value-type="string">
            <text:p text:style-name="P6">String</text:p>
          </table:table-cell>
        </table:table-row>
        <table:table-row>
          <table:table-cell table:style-name="Table1.A2" office:value-type="string">
            <text:p text:style-name="P6">data</text:p>
          </table:table-cell>
          <table:table-cell table:style-name="Table1.A2" office:value-type="string">
            <text:p text:style-name="P6">Required</text:p>
          </table:table-cell>
          <table:table-cell table:style-name="Table1.A2" office:value-type="string">
            <text:p text:style-name="P6">The main content of the response. Usually set to null when an error or other request failure occurs.</text:p>
          </table:table-cell>
          <table:table-cell table:style-name="Table1.D2" office:value-type="string">
            <text:p text:style-name="P6">Text, HTML,Number, JSON Object or JSON Array.</text:p>
          </table:table-cell>
        </table:table-row>
        <table:table-row>
          <table:table-cell table:style-name="Table1.A2" office:value-type="string">
            <text:p text:style-name="P6">responseSent</text:p>
          </table:table-cell>
          <table:table-cell table:style-name="Table1.A2" office:value-type="string">
            <text:p text:style-name="P6">Required</text:p>
          </table:table-cell>
          <table:table-cell table:style-name="Table1.A2" office:value-type="string">
            <text:p text:style-name="P6">A JSON Object containing the Unix timestamp and <text:soft-page-break/>formatted date string when the response was sent.</text:p>
          </table:table-cell>
          <table:table-cell table:style-name="Table1.D2" office:value-type="string">
            <text:p text:style-name="P6">JSON Object</text:p>
          </table:table-cell>
        </table:table-row>
        <table:table-row>
          <table:table-cell table:style-name="Table1.A2" office:value-type="string">
            <text:p text:style-name="P6">debug</text:p>
          </table:table-cell>
          <table:table-cell table:style-name="Table1.A2" office:value-type="string">
            <text:p text:style-name="P6">Optional</text:p>
          </table:table-cell>
          <table:table-cell table:style-name="Table1.A2" office:value-type="string">
            <text:p text:style-name="P6">A per-request debugging message.</text:p>
          </table:table-cell>
          <table:table-cell table:style-name="Table1.D2" office:value-type="string">
            <text:p text:style-name="P6">String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H58M11S</meta:editing-duration>
    <meta:editing-cycles>26</meta:editing-cycles>
    <meta:generator>OpenOffice.org/3.3$Win32 OpenOffice.org_project/330m20$Build-9567</meta:generator>
    <dc:date>2012-09-29T12:25:06.74</dc:date>
    <meta:document-statistic meta:table-count="1" meta:image-count="0" meta:object-count="0" meta:page-count="4" meta:paragraph-count="79" meta:word-count="287" meta:character-count="2041"/>
    <meta:user-defined meta:name="Info 1"/>
    <meta:user-defined meta:name="Info 2"/>
    <meta:user-defined meta:name="Info 3"/>
    <meta:user-defined meta:name="Info 4"/>
  </office:meta>
</office:document-meta>
</file>